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992cm" fo:margin-left="0.058cm" table:align="left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292cm"/>
    </style:style>
    <style:style style:name="Таблица1.C" style:family="table-column">
      <style:table-column-properties style:column-width="2.91cm"/>
    </style:style>
    <style:style style:name="Таблица1.D" style:family="table-column">
      <style:table-column-properties style:column-width="5.79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7" style:family="table-row">
      <style:table-row-properties style:min-row-height="0.776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999cm" style:rel-column-width="2267*"/>
    </style:style>
    <style:style style:name="Таблица2.B" style:family="table-column">
      <style:table-column-properties style:column-width="4.41cm" style:rel-column-width="2500*"/>
    </style:style>
    <style:style style:name="Таблица2.C" style:family="table-column">
      <style:table-column-properties style:column-width="2.88cm" style:rel-column-width="1633*"/>
    </style:style>
    <style:style style:name="Таблица2.D" style:family="table-column">
      <style:table-column-properties style:column-width="5.711cm" style:rel-column-width="323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3394d" officeooo:paragraph-rsid="0003394d" style:font-size-asian="10.5pt" style:font-size-complex="12pt"/>
    </style:style>
    <style:style style:name="P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103eb6" officeooo:paragraph-rsid="00103eb6" style:font-size-asian="10.5pt" style:font-size-complex="12pt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3394d" style:font-name-asian="Nimbus Mono L" style:font-size-asian="10.5pt" style:font-name-complex="Liberation Mono" style:font-size-complex="12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0e39d2" style:font-name-asian="Nimbus Mono L" style:font-size-asian="10.5pt" style:font-name-complex="Liberation Mono" style:font-size-complex="12pt"/>
    </style:style>
    <style:style style:name="P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6a7f2" style:font-name-asian="Nimbus Mono L" style:font-size-asian="10.5pt" style:font-name-complex="Liberation Mono" style:font-size-complex="12pt"/>
    </style:style>
    <style:style style:name="P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6a7f2" officeooo:paragraph-rsid="000babb8" style:font-name-asian="Nimbus Mono L" style:font-size-asian="10.5pt" style:font-name-complex="Liberation Mono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9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7c84" style:font-name-asian="Nimbus Mono L" style:font-size-asian="10.5pt" style:font-name-complex="Liberation Mono" style:font-size-complex="12pt"/>
    </style:style>
    <style:style style:name="P1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c21d" officeooo:paragraph-rsid="0009c21d" style:font-name-asian="Nimbus Mono L" style:font-size-asian="10.5pt" style:font-name-complex="Liberation Mono" style:font-size-complex="12pt"/>
    </style:style>
    <style:style style:name="P12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1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fdf4c" style:font-name-asian="Nimbus Mono L" style:font-size-asian="10.5pt" style:font-name-complex="Liberation Mono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6cm" style:auto-text-indent="false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1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0babb8" officeooo:paragraph-rsid="000babb8" style:font-size-asian="10.5pt" style:font-size-complex="12pt"/>
    </style:style>
    <style:style style:name="P1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text-indent="1.499cm" style:auto-text-indent="false" style:page-number="auto" fo:background-color="transparent"/>
      <style:text-properties style:font-name="Times New Roman" fo:font-size="12pt" officeooo:rsid="000babb8" officeooo:paragraph-rsid="00120f51" style:font-size-asian="10.5pt" style:font-size-complex="12pt"/>
    </style:style>
    <style:style style:name="P17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style:page-number="auto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13bdf5" officeooo:paragraph-rsid="0013bdf5" style:font-size-asian="10.5pt" style:font-size-complex="12p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text-indent="1.499cm" style:auto-text-indent="false" fo:background-color="transparent"/>
      <style:text-properties style:font-name="Times New Roman" fo:font-size="12pt" officeooo:rsid="0003394d" officeooo:paragraph-rsid="0003394d" style:font-size-asian="10.5pt" style:font-size-complex="12pt"/>
    </style:style>
    <style:style style:name="P20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152d57" style:font-name-asian="Nimbus Mono L" style:font-size-asian="10.5pt" style:font-name-complex="Liberation Mono" style:font-size-complex="12pt"/>
    </style:style>
    <style:style style:name="P21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a7a" officeooo:paragraph-rsid="0007ba7a" style:font-name-asian="Nimbus Mono L" style:font-size-asian="10.5pt" style:font-name-complex="Liberation Mono" style:font-size-complex="12pt"/>
    </style:style>
    <style:style style:name="P22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3394d" officeooo:paragraph-rsid="00199e0b" style:font-name-asian="Nimbus Mono L" style:font-size-asian="10.5pt" style:font-name-complex="Liberation Mono" style:font-size-complex="12pt"/>
    </style:style>
    <style:style style:name="P23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99e0b" style:font-name-asian="Nimbus Mono L" style:font-size-asian="10.5pt" style:font-name-complex="Liberation Mono" style:font-size-complex="12pt"/>
    </style:style>
    <style:style style:name="P24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07bd93" style:font-name-asian="Nimbus Mono L" style:font-size-asian="10.5pt" style:font-name-complex="Liberation Mono" style:font-size-complex="12pt"/>
    </style:style>
    <style:style style:name="P25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7bd93" officeooo:paragraph-rsid="001b6fe8" style:font-name-asian="Nimbus Mono L" style:font-size-asian="10.5pt" style:font-name-complex="Liberation Mono" style:font-size-complex="12pt"/>
    </style:style>
    <style:style style:name="P26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97c84" officeooo:paragraph-rsid="0009c21d" style:font-name-asian="Nimbus Mono L" style:font-size-asian="10.5pt" style:font-name-complex="Liberation Mono" style:font-size-complex="12pt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53781" style:font-name-asian="Nimbus Mono L" style:font-size-asian="10.5pt" style:font-name-complex="Liberation Mono" style:font-size-complex="12pt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Times New Roman" fo:font-size="12pt" officeooo:rsid="00053781" officeooo:paragraph-rsid="000fdf4c" style:font-name-asian="Nimbus Mono L" style:font-size-asian="10.5pt" style:font-name-complex="Liberation Mono" style:font-size-complex="12pt"/>
    </style:style>
    <style:style style:name="T1" style:family="text">
      <style:text-properties officeooo:rsid="00097c84"/>
    </style:style>
    <style:style style:name="T2" style:family="text">
      <style:text-properties officeooo:rsid="0009c21d"/>
    </style:style>
    <style:style style:name="T3" style:family="text">
      <style:text-properties officeooo:rsid="00103eb6"/>
    </style:style>
    <style:style style:name="T4" style:family="text">
      <style:text-properties officeooo:rsid="001093e9"/>
    </style:style>
    <style:style style:name="T5" style:family="text">
      <style:text-properties officeooo:rsid="00120f51"/>
    </style:style>
    <style:style style:name="T6" style:family="text">
      <style:text-properties officeooo:rsid="00199e0b"/>
    </style:style>
    <style:style style:name="T7" style:family="text">
      <style:text-properties officeooo:rsid="001a24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иложение В</text:p>
      <text:p text:style-name="P18">(Справочное)</text:p>
      <text:p text:style-name="P19">Описание <text:span text:style-name="T3">лексических</text:span> признаков</text:p>
      <text:p text:style-name="P2">Таблица 3.1.1 — Описание различных лексических <text:span text:style-name="T4">признако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">Группа признаков</text:p>
          </table:table-cell>
          <table:table-cell table:style-name="Таблица1.A1" office:value-type="string">
            <text:p text:style-name="P3">Признак</text:p>
          </table:table-cell>
          <table:table-cell table:style-name="Таблица1.A1" office:value-type="string">
            <text:p text:style-name="P3">Обозначение</text:p>
          </table:table-cell>
          <table:table-cell table:style-name="Таблица1.D1" office:value-type="string">
            <text:p text:style-name="P3">Определение</text:p>
          </table:table-cell>
        </table:table-row>
        <table:table-row>
          <table:table-cell table:style-name="Таблица1.A2" table:number-rows-spanned="3" office:value-type="string">
            <text:p text:style-name="P3">Стиль комментирования</text:p>
          </table:table-cell>
          <table:table-cell table:style-name="Таблица1.A2" office:value-type="string">
            <text:p text:style-name="P3">Число однострочных комментариев</text:p>
          </table:table-cell>
          <table:table-cell table:style-name="Таблица1.A2" office:value-type="string">
            <text:p text:style-name="P22">ln_inline_</text:p>
            <text:p text:style-name="P22">comment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однострочных</text:p>
            <text:p text:style-name="P3">комментариев к длине файла в</text:p>
            <text:p text:style-name="P3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3">Число многострочных комментариев</text:p>
          </table:table-cell>
          <table:table-cell table:style-name="Таблица1.A2" office:value-type="string">
            <text:p text:style-name="P4">ln_multiline_</text:p>
            <text:p text:style-name="P4">comment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многострочных</text:p>
            <text:p text:style-name="P3">комментариев к длине файла в</text:p>
            <text:p text:style-name="P3">символах</text:p>
          </table:table-cell>
        </table:table-row>
        <table:table-row>
          <table:covered-table-cell/>
          <table:table-cell table:style-name="Таблица1.A2" office:value-type="string">
            <text:p text:style-name="P3">Число комментариев</text:p>
          </table:table-cell>
          <table:table-cell table:style-name="Таблица1.A2" office:value-type="string">
            <text:p text:style-name="P3">ln_comment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комментариев к</text:p>
            <text:p text:style-name="P3">длине файла в символах</text:p>
          </table:table-cell>
        </table:table-row>
        <table:table-row>
          <table:table-cell table:style-name="Таблица1.A2" table:number-rows-spanned="4" office:value-type="string">
            <text:p text:style-name="P3">Стиль разметки</text:p>
          </table:table-cell>
          <table:table-cell table:style-name="Таблица1.A2" office:value-type="string">
            <text:p text:style-name="P3">Число пробелов</text:p>
          </table:table-cell>
          <table:table-cell table:style-name="Таблица1.A2" office:value-type="string">
            <text:p text:style-name="P3">ln_space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пробелов к длине</text:p>
            <text:p text:style-name="P3">файла в символах</text:p>
          </table:table-cell>
        </table:table-row>
        <table:table-row>
          <table:covered-table-cell/>
          <table:table-cell table:style-name="Таблица1.A2" office:value-type="string">
            <text:p text:style-name="P3">Число символов табуляции</text:p>
          </table:table-cell>
          <table:table-cell table:style-name="Таблица1.A2" office:value-type="string">
            <text:p text:style-name="P3">ln_tab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символов табуля-</text:p>
            <text:p text:style-name="P3">ции 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3">Число переводов строки</text:p>
          </table:table-cell>
          <table:table-cell table:style-name="Таблица1.A2" office:value-type="string">
            <text:p text:style-name="P3">ln_newlines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числа переводов строки</text:p>
            <text:p text:style-name="P3">к длине файла в символах</text:p>
          </table:table-cell>
        </table:table-row>
        <table:table-row table:style-name="Таблица1.7">
          <table:covered-table-cell/>
          <table:table-cell table:style-name="Таблица1.A2" office:value-type="string">
            <text:p text:style-name="P3">Коэффициент пробельных символов</text:p>
          </table:table-cell>
          <table:table-cell table:style-name="Таблица1.A2" office:value-type="string">
            <text:p text:style-name="P22"><text:span text:style-name="T6">w</text:span>hitespace_</text:p>
            <text:p text:style-name="P22">ratio</text:p>
          </table:table-cell>
          <table:table-cell table:style-name="Таблица1.D2" office:value-type="string">
            <text:p text:style-name="P3">Натуральный логарифм отно-</text:p>
            <text:p text:style-name="P3">шения суммы всех пробельных</text:p>
            <text:p text:style-name="P3">символов (пробелов, символов</text:p>
            <text:p text:style-name="P3">табуляции, переводов строки)</text:p>
            <text:p text:style-name="P3">к длине файла в символах</text:p>
          </table:table-cell>
        </table:table-row>
        <table:table-row table:style-name="Таблица1.7">
          <table:table-cell table:style-name="Таблица1.A2" office:value-type="string">
            <text:p text:style-name="P5">Стиль расстановки фигурных скобок</text:p>
          </table:table-cell>
          <table:table-cell table:style-name="Таблица1.A2" office:value-type="string">
            <text:p text:style-name="P20">Число одиночных раскрывающихся скобок</text:p>
          </table:table-cell>
          <table:table-cell table:style-name="Таблица1.A2" office:value-type="string">
            <text:p text:style-name="P8">ln_open_brace_alone</text:p>
          </table:table-cell>
          <table:table-cell table:style-name="Таблица1.D2" office:value-type="string">
            <text:p text:style-name="P9">Натуральный логарифм отно-шения числа раскрывающихся</text:p>
            <text:p text:style-name="P9">скобок, одиночных в строке, к</text:p>
            <text:p text:style-name="P9">длине файла в символах</text:p>
          </table:table-cell>
        </table:table-row>
      </table:table>
      <text:p text:style-name="P1"/>
      <text:p text:style-name="P15"><text:soft-page-break/>Продолжение таблицы <text:span text:style-name="T5">3.1.1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>Группа признаков</text:p>
          </table:table-cell>
          <table:table-cell table:style-name="Таблица2.A1" office:value-type="string">
            <text:p text:style-name="P3">Признак</text:p>
          </table:table-cell>
          <table:table-cell table:style-name="Таблица2.A1" office:value-type="string">
            <text:p text:style-name="P3">Обозначение</text:p>
          </table:table-cell>
          <table:table-cell table:style-name="Таблица2.D1" office:value-type="string">
            <text:p text:style-name="P3">Определение</text:p>
          </table:table-cell>
        </table:table-row>
        <table:table-row>
          <table:table-cell table:style-name="Таблица2.A2" table:number-rows-spanned="4" office:value-type="string">
            <text:p text:style-name="P6"/>
            <text:p text:style-name="P6">Стиль расстановки фигурных скобок</text:p>
          </table:table-cell>
          <table:table-cell table:style-name="Таблица2.A2" office:value-type="string">
            <text:p text:style-name="P7">Число раскрывающих-ся скобок, первых в строке</text:p>
          </table:table-cell>
          <table:table-cell table:style-name="Таблица2.A2" office:value-type="string">
            <text:p text:style-name="P23">ln_open_</text:p>
            <text:p text:style-name="P23">brace_first</text:p>
          </table:table-cell>
          <table:table-cell table:style-name="Таблица2.D2" office:value-type="string">
            <text:p text:style-name="P11"><text:span text:style-name="T1">Натуральный логарифм отно</text:span>шения числа раскрываю-щихс<text:span text:style-name="T6">я </text:span>скобок, после которых следует</text:p>
            <text:p text:style-name="P11">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7">Число раскрывающих-ся скобок, последних в строке</text:p>
          </table:table-cell>
          <table:table-cell table:style-name="Таблица2.A2" office:value-type="string">
            <text:p text:style-name="P23">ln_open_</text:p>
            <text:p text:style-name="P23">brace_last</text:p>
          </table:table-cell>
          <table:table-cell table:style-name="Таблица2.D2" office:value-type="string">
            <text:p text:style-name="P10">Натуральный логарифм отно<text:span text:style-name="T2">шения числа раскрываю-щихся скобок, которым предшеству-</text:span></text:p>
            <text:p text:style-name="P11">ет код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7">Число закрывающихся скобок, одиночных в строке</text:p>
          </table:table-cell>
          <table:table-cell table:style-name="Таблица2.A2" office:value-type="string">
            <text:p text:style-name="P23">ln_closing_</text:p>
            <text:p text:style-name="P23">brace_alone</text:p>
          </table:table-cell>
          <table:table-cell table:style-name="Таблица2.D2" office:value-type="string">
            <text:p text:style-name="P9">Натуральный логарифм отношения числа зарываю-щихся скобок, одиночных в строке,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7">Число закрывающихся скобок, первых в строке</text:p>
          </table:table-cell>
          <table:table-cell table:style-name="Таблица2.A2" office:value-type="string">
            <text:p text:style-name="P23">ln_closing_</text:p>
            <text:p text:style-name="P23">brace_first</text:p>
          </table:table-cell>
          <table:table-cell table:style-name="Таблица2.D2" office:value-type="string">
            <text:p text:style-name="P10">Натуральный логарифм отно<text:span text:style-name="T2">шения числа закрываю-щихся скобок, после которых следует код, к длине файла в символах</text:span></text:p>
          </table:table-cell>
        </table:table-row>
        <table:table-row>
          <table:table-cell table:style-name="Таблица2.A2" table:number-rows-spanned="3" office:value-type="string">
            <text:p text:style-name="P13">Дополнительные признаки</text:p>
          </table:table-cell>
          <table:table-cell table:style-name="Таблица2.A2" office:value-type="string">
            <text:p text:style-name="P7">Число закрывающихся скобок, последних в строке</text:p>
          </table:table-cell>
          <table:table-cell table:style-name="Таблица2.A2" office:value-type="string">
            <text:p text:style-name="P25">ln_closing_</text:p>
            <text:p text:style-name="P25">brace_last</text:p>
          </table:table-cell>
          <table:table-cell table:style-name="Таблица2.D2" office:value-type="string">
            <text:p text:style-name="P10">Натуральный логарифм отно<text:span text:style-name="T2">шения числа закрываю-щихся скобок, которым предшествует код, к длине файла в символах</text:span></text:p>
          </table:table-cell>
        </table:table-row>
        <table:table-row>
          <table:covered-table-cell/>
          <table:table-cell table:style-name="Таблица2.A2" office:value-type="string">
            <text:p text:style-name="P12">Число макросов</text:p>
          </table:table-cell>
          <table:table-cell table:style-name="Таблица2.A2" office:value-type="string">
            <text:p text:style-name="P12">ln_macros</text:p>
          </table:table-cell>
          <table:table-cell table:style-name="Таблица2.D2" office:value-type="string">
            <text:p text:style-name="P12">Натуральный логарифм отно-</text:p>
            <text:p text:style-name="P12">шения числа макросов к длине файла в символах</text:p>
          </table:table-cell>
        </table:table-row>
        <table:table-row>
          <table:covered-table-cell/>
          <table:table-cell table:style-name="Таблица2.A2" office:value-type="string">
            <text:p text:style-name="P12">Число строк кода</text:p>
          </table:table-cell>
          <table:table-cell table:style-name="Таблица2.A2" office:value-type="string">
            <text:p text:style-name="P12">lines_of_code</text:p>
          </table:table-cell>
          <table:table-cell table:style-name="Таблица2.D2" office:value-type="string">
            <text:p text:style-name="P12">Число строк кода, не вклю-ча<text:span text:style-name="T7">ю</text:span>щее пустые строки</text:p>
          </table:table-cell>
        </table:table-row>
      </table:table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7:33:09.629646771</dc:date>
    <meta:editing-duration>PT41M36S</meta:editing-duration>
    <meta:editing-cycles>26</meta:editing-cycles>
    <meta:generator>LibreOffice/5.2.2.2$Linux_X86_64 LibreOffice_project/20m0$Build-2</meta:generator>
    <meta:document-statistic meta:table-count="2" meta:image-count="0" meta:object-count="0" meta:page-count="2" meta:paragraph-count="94" meta:word-count="314" meta:character-count="2429" meta:non-whitespace-character-count="2208"/>
  </office:meta>
</office:document-meta>
</file>